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officeooo:paragraph-rsid="00f315e5"/>
    </style:style>
    <style:style style:name="P9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00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0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0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0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0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0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0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0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0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0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1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1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1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1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1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1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1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1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1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2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2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2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28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2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3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3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4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4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officeooo:rsid="00f41471" style:font-size-asian="12pt" style:font-size-complex="12pt"/>
    </style:style>
    <style:style style:name="T15" style:family="text">
      <style:text-properties officeooo:rsid="00d2f8ec"/>
    </style:style>
    <style:style style:name="T16" style:family="text">
      <style:text-properties officeooo:rsid="00d320aa"/>
    </style:style>
    <style:style style:name="T17" style:family="text">
      <style:text-properties officeooo:rsid="00d3dfb0"/>
    </style:style>
    <style:style style:name="T18" style:family="text">
      <style:text-properties officeooo:rsid="00d4d3df"/>
    </style:style>
    <style:style style:name="T19" style:family="text">
      <style:text-properties officeooo:rsid="00d5384f"/>
    </style:style>
    <style:style style:name="T20" style:family="text">
      <style:text-properties fo:font-weight="bold" officeooo:rsid="00057710" style:font-weight-asian="bold" style:font-weight-complex="bold"/>
    </style:style>
    <style:style style:name="T21" style:family="text">
      <style:text-properties fo:font-weight="bold" officeooo:rsid="00d3dfb0" style:font-weight-asian="bold" style:font-weight-complex="bold"/>
    </style:style>
    <style:style style:name="T22" style:family="text">
      <style:text-properties fo:font-weight="bold" officeooo:rsid="00cfc4ce" style:font-weight-asian="bold" style:font-weight-complex="bold"/>
    </style:style>
    <style:style style:name="T23" style:family="text">
      <style:text-properties fo:font-weight="bold" officeooo:rsid="00d606c4" style:font-weight-asian="bold" style:font-weight-complex="bold"/>
    </style:style>
    <style:style style:name="T24" style:family="text">
      <style:text-properties officeooo:rsid="00d79344"/>
    </style:style>
    <style:style style:name="T25" style:family="text">
      <style:text-properties officeooo:rsid="00d9b157"/>
    </style:style>
    <style:style style:name="T26" style:family="text">
      <style:text-properties officeooo:rsid="00dac628"/>
    </style:style>
    <style:style style:name="T27" style:family="text">
      <style:text-properties officeooo:rsid="00dad4fe"/>
    </style:style>
    <style:style style:name="T28" style:family="text">
      <style:text-properties officeooo:rsid="00db7ac2"/>
    </style:style>
    <style:style style:name="T29" style:family="text">
      <style:text-properties officeooo:rsid="00de0f29"/>
    </style:style>
    <style:style style:name="T30" style:family="text">
      <style:text-properties officeooo:rsid="00d4bdf3"/>
    </style:style>
    <style:style style:name="T31" style:family="text">
      <style:text-properties officeooo:rsid="00dbc079"/>
    </style:style>
    <style:style style:name="T32" style:family="text">
      <style:text-properties officeooo:rsid="00d98931"/>
    </style:style>
    <style:style style:name="T33" style:family="text">
      <style:text-properties officeooo:rsid="00d47cc4"/>
    </style:style>
    <style:style style:name="T34" style:family="text">
      <style:text-properties officeooo:rsid="00df58ee"/>
    </style:style>
    <style:style style:name="T35" style:family="text">
      <style:text-properties officeooo:rsid="00e0481a"/>
    </style:style>
    <style:style style:name="T36" style:family="text">
      <style:text-properties officeooo:rsid="00d4e92b"/>
    </style:style>
    <style:style style:name="T37" style:family="text">
      <style:text-properties officeooo:rsid="00e21e38"/>
    </style:style>
    <style:style style:name="T38" style:family="text">
      <style:text-properties officeooo:rsid="00e231f9"/>
    </style:style>
    <style:style style:name="T39" style:family="text">
      <style:text-properties officeooo:rsid="00e3c917"/>
    </style:style>
    <style:style style:name="T40" style:family="text">
      <style:text-properties officeooo:rsid="00e5c193"/>
    </style:style>
    <style:style style:name="T41" style:family="text">
      <style:text-properties officeooo:rsid="00e8fd27"/>
    </style:style>
    <style:style style:name="T42" style:family="text">
      <style:text-properties officeooo:rsid="00e9b5e5"/>
    </style:style>
    <style:style style:name="T43" style:family="text">
      <style:text-properties officeooo:rsid="00eb6f02"/>
    </style:style>
    <style:style style:name="T44" style:family="text">
      <style:text-properties officeooo:rsid="00edc2fa"/>
    </style:style>
    <style:style style:name="T45" style:family="text">
      <style:text-properties officeooo:rsid="00ef98df"/>
    </style:style>
    <style:style style:name="T46" style:family="text">
      <style:text-properties officeooo:rsid="00f315e5"/>
    </style:style>
    <style:style style:name="T47" style:family="text">
      <style:text-properties officeooo:rsid="00f48e95"/>
    </style:style>
    <style:style style:name="T48" style:family="text">
      <style:text-properties officeooo:rsid="00f50b6d"/>
    </style:style>
    <style:style style:name="T49" style:family="text">
      <style:text-properties officeooo:rsid="00f6e3cd"/>
    </style:style>
    <style:style style:name="T50" style:family="text">
      <style:text-properties officeooo:rsid="00f987b2"/>
    </style:style>
    <style:style style:name="T51" style:family="text">
      <style:text-properties style:text-position="super 58%" officeooo:rsid="00f987b2"/>
    </style:style>
    <style:style style:name="T52" style:family="text">
      <style:text-properties officeooo:rsid="00fcd9dc"/>
    </style:style>
    <style:style style:name="T53" style:family="text">
      <style:text-properties officeooo:rsid="00fe9d6a"/>
    </style:style>
    <style:style style:name="T54" style:family="text">
      <style:text-properties officeooo:rsid="00ffaa66"/>
    </style:style>
    <style:style style:name="T55" style:family="text">
      <style:text-properties officeooo:rsid="0101772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3465312489422897434" text:style-name="L1">
        <text:list-item>
          <text:p text:style-name="P100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01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02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6528596128659438972" text:style-name="L2">
        <text:list-item>
          <text:p text:style-name="P10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533254308333565431" text:style-name="L3">
        <text:list-item>
          <text:p text:style-name="P12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26">Comentat exercici 1.3-1</text:p>
        </text:list-item>
        <text:list-item>
          <text:p text:style-name="P128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2746494594648542828" text:style-name="L4">
        <text:list-item>
          <text:p text:style-name="P129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29">Comencem a preparar el material per a la pràctica de <text:a xlink:type="simple" xlink:href="https://paulinoposada.github.io/web_fred/web_fred_25_26/documents/practica_soldadura_blanda.pdf"><text:span text:style-name="T15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6">01</text:span>/<text:span text:style-name="T16">10</text:span>/2<text:span text:style-name="T5">5</text:span></text:p>
      <text:p text:style-name="P6"><text:s/></text:p>
      <text:list xml:id="list195011554279759" text:continue-list="list6528596128659438972" text:style-name="L2">
        <text:list-item>
          <text:p text:style-name="P104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7">jous</text:span><text:tab/><text:span text:style-name="T5">02</text:span>/<text:span text:style-name="T17">10</text:span>/2<text:span text:style-name="T5">5</text:span></text:p>
      <text:list xml:id="list195010593274430" text:continue-numbering="true" text:style-name="L2">
        <text:list-item>
          <text:p text:style-name="P105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05"/>
        </text:list-item>
      </text:list>
      <text:p text:style-name="P25"/>
      <text:p text:style-name="P25"/>
      <text:p text:style-name="P16">Di<text:span text:style-name="T17">vendres</text:span><text:tab/><text:span text:style-name="T5">03</text:span>/<text:span text:style-name="T17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8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6">08</text:span>/<text:span text:style-name="T16">10</text:span>/2<text:span text:style-name="T5">5</text:span></text:p>
      <text:p text:style-name="P9"><text:s/></text:p>
      <text:list xml:id="list195011094107210" text:continue-numbering="true" text:style-name="L2">
        <text:list-item>
          <text:p text:style-name="P106"><text:span text:style-name="T19">Acabem de comentar apunts, </text:span><text:a xlink:type="simple" xlink:href="https://paulinoposada.github.io/web_fred/web_fred_25_26/GM/apunts_gm/unitat_1/fred_apunts_ud_1_1_gm.pdf" text:style-name="Internet_20_link"><text:span text:style-name="T19">unitat 1.1</text:span></text:a></text:p>
        </text:list-item>
        <text:list-item>
          <text:p text:style-name="P130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7">jous</text:span><text:tab/><text:span text:style-name="T5">09</text:span>/<text:span text:style-name="T17">10</text:span>/2<text:span text:style-name="T5">5</text:span></text:p>
      <text:list xml:id="list195012406344751" text:continue-numbering="true" text:style-name="L2">
        <text:list-item>
          <text:p text:style-name="P10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31">Comentat apartat 1.1 Temperatura y calor</text:p>
        </text:list-item>
        <text:list-item>
          <text:p text:style-name="P131">Comentat apartat 1.2 Presión</text:p>
        </text:list-item>
        <text:list-item>
          <text:p text:style-name="P131">Comentat apartat 1.3 Ejercicios temperatura y presión</text:p>
          <text:p text:style-name="P107"/>
        </text:list-item>
      </text:list>
      <text:p text:style-name="P10"><text:s/><text:span text:style-name="T20">Di</text:span><text:span text:style-name="T23">vendres</text:span><text:span text:style-name="T20"><text:tab/></text:span><text:span text:style-name="T23">10</text:span><text:span text:style-name="T20">/</text:span><text:span text:style-name="T21">10</text:span><text:span text:style-name="T20">/2</text:span><text:span text:style-name="T22">5</text:span></text:p>
      <text:list xml:id="list195012170360544" text:continue-numbering="true" text:style-name="L2">
        <text:list-item>
          <text:p text:style-name="P133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24">14</text:span>/<text:span text:style-name="T18">10</text:span>/2<text:span text:style-name="T5">5</text:span></text:p>
      <text:p text:style-name="P28"/>
      <text:list xml:id="list195010849334961" text:continue-numbering="true" text:style-name="L2">
        <text:list-item>
          <text:p text:style-name="P10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32">Comentat apartat 1.<text:span text:style-name="T25">4</text:span> <text:span text:style-name="T25">Enrgía y potencia</text:span></text:p>
        </text:list-item>
        <text:list-item>
          <text:p text:style-name="P132">Comentat apartat 1.<text:span text:style-name="T25">5 Ejercicios Energía y potencia</text:span></text:p>
        </text:list-item>
        <text:list-item>
          <text:p text:style-name="P132">Comentat apartat 1.<text:span text:style-name="T25">6.1 Calor específico</text:span></text:p>
        </text:list-item>
      </text:list>
      <text:p text:style-name="P27"/>
      <text:p text:style-name="P65">Di<text:span text:style-name="T3">mecres</text:span><text:tab/><text:span text:style-name="T24">15</text:span>/<text:span text:style-name="T18">10</text:span>/2<text:span text:style-name="T5">5</text:span></text:p>
      <text:p text:style-name="P66"/>
      <text:list xml:id="list195011346172946" text:continue-numbering="true" text:style-name="L2">
        <text:list-item>
          <text:p text:style-name="P10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34">Comentat apartat 1.6.4 Ejemplo de transisión de calor a través de la pared de una cámara frigorífica</text:p>
          <text:p text:style-name="P109"/>
        </text:list-item>
      </text:list>
      <text:p text:style-name="P65">Di<text:span text:style-name="T26">jous<text:tab/></text:span><text:tab/><text:span text:style-name="T24">16</text:span>/<text:span text:style-name="T18">10</text:span>/2<text:span text:style-name="T5">5</text:span></text:p>
      <text:p text:style-name="P65"/>
      <text:list xml:id="list195011012292299" text:continue-numbering="true" text:style-name="L2">
        <text:list-item>
          <text:p text:style-name="P10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34">Comentat apartat 1.6.4 i fet exercicis de transmissió de calor 1.7-4 i 5. </text:p>
        </text:list-item>
      </text:list>
      <text:p text:style-name="P65"/>
      <text:p text:style-name="P66">Di<text:span text:style-name="T27">vendres<text:tab/>17</text:span>/<text:span text:style-name="T18">10</text:span>/2<text:span text:style-name="T5">5</text:span></text:p>
      <text:p text:style-name="P66"/>
      <text:p text:style-name="P29">Repassam teoria i exercicis per preparar l'examen de proper dimarts.</text:p>
      <text:p text:style-name="P66"/>
      <text:p text:style-name="P66">Di<text:span text:style-name="T27">marts<text:tab/>21</text:span>/<text:span text:style-name="T18">10</text:span>/2<text:span text:style-name="T5">5</text:span></text:p>
      <text:p text:style-name="P66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67">Di<text:span text:style-name="T27">mecres<text:tab/>22</text:span>/<text:span text:style-name="T18">10</text:span>/2<text:span text:style-name="T5">5</text:span></text:p>
      <text:p text:style-name="P67"/>
      <text:p text:style-name="P30"><text:span text:style-name="T28">Comentem la </text:span><text:a xlink:type="simple" xlink:href="https://paulinoposada.github.io/web_fred/web_fred_25_26/GS/examens_gs/251021_examen/251021_omf_map33b_examen_sol.pdf"><text:span text:style-name="T28">solució de l'examen del 21/10/25</text:span></text:a>.</text:p>
      <text:p text:style-name="P30"/>
      <text:p text:style-name="P68">Di<text:span text:style-name="T29">jous<text:tab/><text:tab/>23</text:span>/<text:span text:style-name="T18">10</text:span>/2<text:span text:style-name="T5">5</text:span></text:p>
      <text:p text:style-name="P68"/>
      <text:p text:style-name="P34">Preparació examen automàtica.</text:p>
      <text:p text:style-name="P34"/>
      <text:p text:style-name="P21"/>
      <text:p text:style-name="P96">Di<text:span text:style-name="T31">vendres</text:span><text:tab/><text:span text:style-name="T32">24</text:span>/<text:span text:style-name="T33">10</text:span>/2<text:span text:style-name="T5">5</text:span></text:p>
      <text:p text:style-name="P21"/>
      <text:p text:style-name="P35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69">Di<text:span text:style-name="T27">marts<text:tab/>28</text:span>/<text:span text:style-name="T18">10</text:span>/2<text:span text:style-name="T5">5</text:span></text:p>
      <text:p text:style-name="P69"/>
      <text:list xml:id="list195012254005261" text:continue-numbering="true" text:style-name="L2">
        <text:list-item>
          <text:p text:style-name="P11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35">Comentat apartat 1.<text:span text:style-name="T34">8</text:span>.<text:span text:style-name="T34">1</text:span> <text:span text:style-name="T34">Compresión de un gas a temperatura constante</text:span></text:p>
        </text:list-item>
        <text:list-item>
          <text:p text:style-name="P135">Comentat apartat 1.<text:span text:style-name="T34">8</text:span>.<text:span text:style-name="T34">2</text:span> <text:span text:style-name="T34">Expansión de un gas a presión constante</text:span></text:p>
        </text:list-item>
        <text:list-item>
          <text:p text:style-name="P139">Mesurat pressió en 3 recipients amb refrigerant reciclat i identificat els refrigerants (R134a, R410a i R600a) per la relació pressió temperatura ambient.</text:p>
        </text:list-item>
        <text:list-item>
          <text:p text:style-name="P139">Fet buit amb una màniga plena d'aigua y una ampolla. </text:p>
        </text:list-item>
      </text:list>
      <text:p text:style-name="P69"/>
      <text:p text:style-name="P31"/>
      <text:p text:style-name="P70">Di<text:span text:style-name="T27">mecres<text:tab/>29</text:span>/<text:span text:style-name="T18">10</text:span>/2<text:span text:style-name="T5">5</text:span></text:p>
      <text:p text:style-name="P70"/>
      <text:list xml:id="list4717353862567286248" text:style-name="L5">
        <text:list-item>
          <text:p text:style-name="P127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40">Com<text:span text:style-name="T35">entem apartats 1.8.1, 2 i 3.</text:span></text:p>
        </text:list-item>
      </text:list>
      <text:p text:style-name="P43"/>
      <text:p text:style-name="P70"/>
      <text:p text:style-name="P70">Di<text:span text:style-name="T35">jous<text:tab/><text:tab/>30</text:span>/<text:span text:style-name="T18">10</text:span>/2<text:span text:style-name="T5">5</text:span></text:p>
      <text:p text:style-name="P70"/>
      <text:list xml:id="list195010887073256" text:continue-numbering="true" text:style-name="L5">
        <text:list-item>
          <text:p text:style-name="P127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40">Comencem a comentar l'apartat 1.8.4 Diagrama de Mollier (diagrama p h)</text:p>
        </text:list-item>
      </text:list>
      <text:p text:style-name="P43"/>
      <text:p text:style-name="P70"/>
      <text:p text:style-name="P94">Divendres <text:tab/>31/10/25</text:p>
      <text:p text:style-name="P94"/>
      <text:p text:style-name="P44">Festiu triat pel centre.</text:p>
      <text:p text:style-name="P31"/>
      <text:p text:style-name="P31"/>
      <text:p text:style-name="P71">Di<text:span text:style-name="T27">marts<text:tab/>04</text:span>/<text:span text:style-name="T18">11</text:span>/2<text:span text:style-name="T5">5</text:span></text:p>
      <text:p text:style-name="P71"/>
      <text:list xml:id="list195010748070090" text:continue-list="list195012254005261" text:style-name="L2">
        <text:list-item>
          <text:p text:style-name="P11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36">Comentat apartat 1.<text:span text:style-name="T37">10 Caudal y velocidad</text:span></text:p>
        </text:list-item>
        <text:list-item>
          <text:p text:style-name="P136">Comentat apartat 1.<text:span text:style-name="T37">10.1 Conservación del caudal</text:span></text:p>
        </text:list-item>
      </text:list>
      <text:p text:style-name="P32"/>
      <text:p text:style-name="P72">Di<text:span text:style-name="T27">mecres<text:tab/>05</text:span>/<text:span text:style-name="T18">11</text:span>/2<text:span text:style-name="T5">5</text:span></text:p>
      <text:p text:style-name="P72"/>
      <text:list xml:id="list195012176395315" text:continue-numbering="true" text:style-name="L2">
        <text:list-item>
          <text:p text:style-name="P112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7">Comentat apartat 1.<text:span text:style-name="T37">1 Ciclo frigorífico</text:span></text:p>
        </text:list-item>
        <text:list-item>
          <text:p text:style-name="P137">Comentat aparta<text:span text:style-name="T38">t 1.1.1 Coeficiente de funcionamiento COP y EER</text:span></text:p>
        </text:list-item>
        <text:list-item>
          <text:p text:style-name="P137">Comentat aparta<text:span text:style-name="T38">t 1.1.2 Componentes de la instalación frigorífica por compresión</text:span></text:p>
        </text:list-item>
        <text:list-item>
          <text:p text:style-name="P137"><text:span text:style-name="T38"><text:s/></text:span>Comentat aparta<text:span text:style-name="T38">t 1.1.3 Ciclo frigorífico en el diagrama p h</text:span></text:p>
        </text:list-item>
      </text:list>
      <text:p text:style-name="P33"/>
      <text:p text:style-name="P73">Di<text:span text:style-name="T39">jous<text:tab/><text:tab/>06</text:span>/<text:span text:style-name="T18">11</text:span>/2<text:span text:style-name="T5">5</text:span></text:p>
      <text:p text:style-name="P73"/>
      <text:list xml:id="list195010767154676" text:continue-numbering="true" text:style-name="L2">
        <text:list-item>
          <text:p text:style-name="P113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8">Comentat apartat 1.<text:span text:style-name="T37">1.4 Caudal másico</text:span></text:p>
        </text:list-item>
        <text:list-item>
          <text:p text:style-name="P138">Comentat apartat 1.<text:span text:style-name="T37">1.5 EER de un sistema ideal</text:span></text:p>
        </text:list-item>
      </text:list>
      <text:p text:style-name="P97">Di<text:span text:style-name="T40">vendres<text:tab/><text:tab/>07</text:span>/<text:span text:style-name="T18">11</text:span>/2<text:span text:style-name="T5">5</text:span></text:p>
      <text:p text:style-name="P74"/>
      <text:p text:style-name="P45">Sortida golondrinas</text:p>
      <text:p text:style-name="P45"/>
      <text:p text:style-name="P75">Di<text:span text:style-name="T27">marts<text:tab/>11</text:span>/<text:span text:style-name="T18">11</text:span>/2<text:span text:style-name="T5">5</text:span></text:p>
      <text:p text:style-name="P75"/>
      <text:list xml:id="list195010675095580" text:continue-numbering="true" text:style-name="L2">
        <text:list-item>
          <text:p text:style-name="P11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1">Comentem exercici 1.2-1</text:p>
        </text:list-item>
        <text:list-item>
          <text:p text:style-name="P141">Comentem exercici 1.2-2</text:p>
        </text:list-item>
      </text:list>
      <text:p text:style-name="P46"/>
      <text:p text:style-name="P76">Di<text:span text:style-name="T27">mecres<text:tab/>12</text:span>/<text:span text:style-name="T18">11</text:span>/2<text:span text:style-name="T5">5</text:span></text:p>
      <text:p text:style-name="P76"/>
      <text:list xml:id="list195011446781440" text:continue-numbering="true" text:style-name="L2">
        <text:list-item>
          <text:p text:style-name="P11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2">Comentem exercici 1.2-<text:span text:style-name="T41">2 y 3</text:span></text:p>
        </text:list-item>
      </text:list>
      <text:p text:style-name="P47"/>
      <text:p text:style-name="P77">Di<text:span text:style-name="T42">jous<text:tab/><text:tab/>13</text:span>/<text:span text:style-name="T18">11</text:span>/2<text:span text:style-name="T5">5</text:span></text:p>
      <text:p text:style-name="P77"/>
      <text:list xml:id="list195010536441055" text:continue-numbering="true" text:style-name="L2">
        <text:list-item>
          <text:p text:style-name="P11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3">Comentem exer<text:span text:style-name="T42">cicis 1.2-3 y 4.</text:span></text:p>
        </text:list-item>
      </text:list>
      <text:p text:style-name="P48"/>
      <text:p text:style-name="P78">Di<text:span text:style-name="T43">vendres<text:tab/>14</text:span>/<text:span text:style-name="T18">11</text:span>/2<text:span text:style-name="T5">5</text:span></text:p>
      <text:p text:style-name="P78"/>
      <text:list xml:id="list195012480648829" text:continue-numbering="true" text:style-name="L2">
        <text:list-item>
          <text:p text:style-name="P11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4">Comentem exer<text:span text:style-name="T42">cicis 1.2-4 y 5.</text:span></text:p>
        </text:list-item>
      </text:list>
      <text:p text:style-name="P49"/>
      <text:p text:style-name="P79">Di<text:span text:style-name="T27">marts<text:tab/>18</text:span>/<text:span text:style-name="T18">11</text:span>/2<text:span text:style-name="T5">5</text:span></text:p>
      <text:p text:style-name="P79"/>
      <text:p text:style-name="P52">Feim el segon examen de la primera avaluació.</text:p>
      <text:p text:style-name="P50"/>
      <text:p text:style-name="P50"/>
      <text:p text:style-name="P80">Di<text:span text:style-name="T27">mecres<text:tab/>19</text:span>/<text:span text:style-name="T18">11</text:span>/2<text:span text:style-name="T5">5</text:span></text:p>
      <text:p text:style-name="P80"/>
      <text:p text:style-name="P53"><text:span text:style-name="T44">Comentem</text:span> <text:span text:style-name="T44">les solucions del</text:span> segon examen de la primera avaluació.</text:p>
      <text:p text:style-name="P51"/>
      <text:p text:style-name="P81">Di<text:span text:style-name="T45">jous<text:tab/><text:tab/>20</text:span>/<text:span text:style-name="T18">11</text:span>/2<text:span text:style-name="T5">5</text:span></text:p>
      <text:p text:style-name="P81"/>
      <text:list xml:id="list195012122825435" text:continue-numbering="true" text:style-name="L2">
        <text:list-item>
          <text:p text:style-name="P11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5">Comentem <text:span text:style-name="T45">l'</text:span>exer<text:span text:style-name="T42">cici 1.2-6.</text:span></text:p>
        </text:list-item>
      </text:list>
      <text:p text:style-name="P82"/>
      <text:p text:style-name="P82">Di<text:span text:style-name="T43">vendres<text:tab/>21</text:span>/<text:span text:style-name="T18">11</text:span>/2<text:span text:style-name="T5">5</text:span></text:p>
      <text:p text:style-name="P82"/>
      <text:p text:style-name="P57">Feim l'examen de recuperació del primer examen de la primera avaluació.</text:p>
      <text:p text:style-name="P57"/>
      <text:p text:style-name="P83"/>
      <text:p text:style-name="P83">Di<text:span text:style-name="T27">marts<text:tab/>25</text:span>/<text:span text:style-name="T18">11</text:span>/2<text:span text:style-name="T5">5</text:span></text:p>
      <text:p text:style-name="P54"/>
      <text:p text:style-name="P36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6"/>
      <text:p text:style-name="P83"/>
      <text:p text:style-name="P98">Di<text:span text:style-name="T27">mecres<text:tab/>26</text:span>/<text:span text:style-name="T18">11</text:span>/2<text:span text:style-name="T5">5</text:span></text:p>
      <text:p text:style-name="P36"/>
      <text:list xml:id="list195012052077670" text:continue-numbering="true" text:style-name="L2">
        <text:list-item>
          <text:p text:style-name="P119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6">Comentem apartat 1.3 Influencia del sobrecalentamiento y subenfriamiento en la eficiencia y el compresor.</text:p>
        </text:list-item>
        <text:list-item>
          <text:p text:style-name="P146">Comentem apartat 1.4 Puntos de medición de temperatura y presión.</text:p>
        </text:list-item>
      </text:list>
      <text:p text:style-name="P58"/>
      <text:p text:style-name="P84">Di<text:span text:style-name="T46">jous<text:tab/><text:tab/>27</text:span>/<text:span text:style-name="T18">11</text:span>/2<text:span text:style-name="T5">5</text:span></text:p>
      <text:p text:style-name="P37"/>
      <text:list xml:id="list195011696489994" text:continue-numbering="true" text:style-name="L2">
        <text:list-item>
          <text:p text:style-name="P120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5"><text:span text:style-name="T10">Comentem apar</text:span><text:span text:style-name="T11">tat 2.1.</text:span><text:span text:style-name="T12">1.</text:span><text:span text:style-name="T13">1</text:span><text:span text:style-name="T12"> </text:span><text:span text:style-name="T14">Compresores herméticos</text:span></text:p>
        </text:list-item>
      </text:list>
      <text:p text:style-name="P95"/>
      <text:p text:style-name="P95"/>
      <text:p text:style-name="P85">Di<text:span text:style-name="T47">vendres<text:tab/><text:tab/>28</text:span>/<text:span text:style-name="T18">11</text:span>/2<text:span text:style-name="T5">5</text:span></text:p>
      <text:p text:style-name="P38"/>
      <text:p text:style-name="P38">Baixem al taller, <text:span text:style-name="T47">comparem unions de soldadura amb i sense utiliztar </text:span><text:span text:style-name="T47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8">Feim buit al simulador. Mostro el funcionament d'un detector electrònic de fuites de gas.</text:span></text:p>
      <text:p text:style-name="P59">Carregeuem el circuit del simulador amb R600 i cerquem fuites de refrigerant. Detectem que la vàlvula de descàrrega del compressor no tanca correctament i és necessari posar una tapa per aconsseguir estanquitat.</text:p>
      <text:p text:style-name="P59"/>
      <text:p text:style-name="P59"/>
      <text:p text:style-name="P86">Di<text:span text:style-name="T27">marts<text:tab/>02</text:span>/<text:span text:style-name="T18">12</text:span>/2<text:span text:style-name="T5">5</text:span></text:p>
      <text:p text:style-name="P55"/>
      <text:list xml:id="list195011948379752" text:continue-numbering="true" text:style-name="L2">
        <text:list-item>
          <text:p text:style-name="P12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47">Comentem exemple 2.1.1.1-1 , en pàg. 9.</text:p>
        </text:list-item>
      </text:list>
      <text:p text:style-name="P39"/>
      <text:p text:style-name="P87">Di<text:span text:style-name="T27">mecres<text:tab/>03</text:span>/<text:span text:style-name="T18">12</text:span>/2<text:span text:style-name="T5">5</text:span></text:p>
      <text:p text:style-name="P56"/>
      <text:list xml:id="list195012391406348" text:continue-numbering="true" text:style-name="L2">
        <text:list-item>
          <text:p text:style-name="P12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48"><text:span text:style-name="T49">Continuem c</text:span>oment<text:span text:style-name="T49">ant</text:span> exemple 2.1.1.1-1 , en pàg. 9.</text:p>
        </text:list-item>
        <text:list-item>
          <text:p text:style-name="P149">Comentem apartat 2.1.1.2 Compressors semihermètics.</text:p>
        </text:list-item>
        <text:list-item>
          <text:p text:style-name="P149">Comentem apartat 2.1.1.3 Compressors oberts.</text:p>
        </text:list-item>
        <text:list-item>
          <text:p text:style-name="P149">Comentem apartat 2.1.2.1 Compressors alternatius de pistó.</text:p>
        </text:list-item>
        <text:list-item>
          <text:p text:style-name="P149">Comentem apartat 2.1.2.1.1 Proceso de compresión en compresores de pistón alternativo.</text:p>
        </text:list-item>
        <text:list-item>
          <text:p text:style-name="P149">Comentem apartat 2.1.2.1.2 Número y disposición de los cilindros.</text:p>
        </text:list-item>
        <text:list-item>
          <text:p text:style-name="P149">Comentem apartat 2.1.2.1.3 Transformación del movimiento rotativo en movimiento alternativo.</text:p>
        </text:list-item>
        <text:list-item>
          <text:p text:style-name="P149">Comentem apartat 2.1.2.1.4 Válvulas de aspiración y descarga</text:p>
        </text:list-item>
        <text:list-item>
          <text:p text:style-name="P149">Comentem apartat 2.1.2.1.5 Dispositivos de lubricación</text:p>
        </text:list-item>
      </text:list>
      <text:p text:style-name="P60">En la taula de la pàg. 23 comentar relació entre capacitat del compressor i temperatura d'evaporació. </text:p>
      <text:p text:style-name="P40"/>
      <text:p text:style-name="P40"/>
      <text:p text:style-name="P88">Di<text:span text:style-name="T50">jous<text:tab/><text:tab/>04</text:span>/<text:span text:style-name="T18">12</text:span>/2<text:span text:style-name="T5">5</text:span></text:p>
      <text:p text:style-name="P88"/>
      <text:list xml:id="list195010732199928" text:continue-numbering="true" text:style-name="L2">
        <text:list-item>
          <text:p text:style-name="P12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0">Comentem el programa de simulació SOLKANE</text:p>
        </text:list-item>
        <text:list-item>
          <text:p text:style-name="P150">Comencem amb apartat 2.1.2.2 Compressors alternatius de pistó - exemples de càlcul</text:p>
        </text:list-item>
      </text:list>
      <text:p text:style-name="P88"/>
      <text:p text:style-name="P88"/>
      <text:p text:style-name="P99">Di<text:span text:style-name="T50">vendres<text:tab/>05</text:span>/<text:span text:style-name="T18">12</text:span>/2<text:span text:style-name="T5">5</text:span></text:p>
      <text:p text:style-name="P88"/>
      <text:p text:style-name="P41">Baixem al taller, <text:span text:style-name="T50">carreguem el simulador amb 2,5 kg de R134</text:span><text:span text:style-name="T51">a</text:span><text:span text:style-name="T50"> y el posem en marxa. Recuperam el refrigerant del simulador.</text:span></text:p>
      <text:p text:style-name="P41"/>
      <text:p text:style-name="P89"/>
      <text:p text:style-name="P89">Di<text:span text:style-name="T52">marts<text:tab/>09</text:span>/<text:span text:style-name="T18">12</text:span>/2<text:span text:style-name="T5">5</text:span></text:p>
      <text:p text:style-name="P89"/>
      <text:p text:style-name="P42">Baixem al taller, <text:span text:style-name="T52">mesurem temperatures del refrigerant a aspiració, descàrrega, a l'entrada de la válvula d'expansió i a la sortida de la vàlvula d'expansió.</text:span></text:p>
      <text:p text:style-name="P42"/>
      <text:p text:style-name="P61">Interpretem les dades mesurades.</text:p>
      <text:p text:style-name="P61"/>
      <text:p text:style-name="P90"/>
      <text:p text:style-name="P90">Di<text:span text:style-name="T53">mecres<text:tab/>10</text:span>/<text:span text:style-name="T18">12</text:span>/2<text:span text:style-name="T5">5</text:span></text:p>
      <text:p text:style-name="P90"/>
      <text:list xml:id="list195011410415092" text:continue-numbering="true" text:style-name="L2">
        <text:list-item>
          <text:p text:style-name="P12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1">Comencem a <text:span text:style-name="T53">comentar exemple 2.1.2.2-1.</text:span></text:p>
        </text:list-item>
        <text:list-item>
          <text:p text:style-name="P154">Acordem les dates dels exàmens de la segona avaluació (23/01 i 20/02).</text:p>
        </text:list-item>
      </text:list>
      <text:p text:style-name="P90"/>
      <text:p text:style-name="P91">Di<text:span text:style-name="T54">jous<text:tab/><text:tab/>11</text:span>/<text:span text:style-name="T18">12</text:span>/2<text:span text:style-name="T5">5</text:span></text:p>
      <text:p text:style-name="P91"/>
      <text:p text:style-name="P62">Comentem dubtes relacionats amb l'examen de recuperació de dimarts 16/12/25.</text:p>
      <text:p text:style-name="P91"/>
      <text:p text:style-name="P91">Di<text:span text:style-name="T54">vendres<text:tab/>12</text:span>/<text:span text:style-name="T18">12</text:span>/2<text:span text:style-name="T5">5</text:span></text:p>
      <text:p text:style-name="P91"/>
      <text:p text:style-name="P62">Activitat emprenedoria.</text:p>
      <text:p text:style-name="P62"/>
      <text:p text:style-name="P92">Di<text:span text:style-name="T52">marts<text:tab/>16</text:span>/<text:span text:style-name="T18">12</text:span>/2<text:span text:style-name="T5">5</text:span></text:p>
      <text:p text:style-name="P92"/>
      <text:p text:style-name="P64">Feim l'examen de recuperació del segon examen de la primera avaluació (18/11/25).</text:p>
      <text:p text:style-name="P64"/>
      <text:p text:style-name="P93">Di<text:span text:style-name="T53">mecres<text:tab/>17</text:span>/<text:span text:style-name="T18">12</text:span>/2<text:span text:style-name="T5">5</text:span></text:p>
      <text:p text:style-name="P93"/>
      <text:list xml:id="list195011037374094" text:continue-numbering="true" text:style-name="L2">
        <text:list-item>
          <text:p text:style-name="P12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2">Co<text:span text:style-name="T55">ntinuem amb l'exemple 2.1.2.2-1.</text:span></text:p>
        </text:list-item>
      </text:list>
      <text:p text:style-name="P153"/>
      <text:p text:style-name="P153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3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06T19:50:10.397353094</dc:date>
    <meta:editing-duration>PT2H28M22S</meta:editing-duration>
    <meta:editing-cycles>242</meta:editing-cycles>
    <meta:document-statistic meta:table-count="0" meta:image-count="2" meta:object-count="1" meta:page-count="8" meta:paragraph-count="167" meta:word-count="1047" meta:character-count="6680" meta:non-whitespace-character-count="5848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